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3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5cm"/>
    </style:style>
    <style:style style:name="gr4" style:family="graphic" style:parent-style-name="standard">
      <style:graphic-properties draw:stroke="solid" svg:stroke-width="0.028cm" svg:stroke-color="#000000" draw:marker-start="CF_20_Only_20_One" draw:marker-start-width="0.242cm" draw:marker-end-width="0.242cm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color="#000000" draw:marker-end="CF_20_Many_20_One" draw:textarea-vertical-align="middle"/>
    </style:style>
    <style:style style:name="gr6" style:family="graphic" style:parent-style-name="objectwithoutfill">
      <style:graphic-properties draw:marker-end="" draw:marker-end-width="0.3cm" draw:fill="none" draw:textarea-vertical-align="middle"/>
    </style:style>
    <style:style style:name="gr7" style:family="graphic" style:parent-style-name="objectwithoutfill">
      <style:graphic-properties draw:marker-end="Triangle_20_unfilled" draw:marker-end-width="0.3cm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  <style:text-properties fo:font-size="5pt" fo:font-style="italic" style:font-size-asian="5pt" style:font-style-asian="italic" style:font-size-complex="5pt" style:font-style-complex="italic"/>
    </style:style>
    <style:style style:name="P2" style:family="paragraph">
      <loext:graphic-properties draw:fill-color="#ffffff"/>
      <style:paragraph-properties fo:text-align="center"/>
      <style:text-properties fo:font-size="5pt" fo:font-style="italic" style:font-size-asian="5pt" style:font-style-asian="italic" style:font-size-complex="5pt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5pt" fo:font-style="italic" style:font-size-asian="5pt" style:font-style-asian="italic" style:font-size-complex="5pt" style:font-style-complex="italic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cm" svg:height="0.5cm" svg:x="9cm" svg:y="2.5cm">
          <text:p text:style-name="P1"><text:span text:style-name="T1">1 Cliente solicita N Encomenda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2.6cm" svg:height="1cm" svg:x="6.9cm" svg:y="3.9cm">
          <text:p text:style-name="P3"><text:span text:style-name="T2">Client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2.6cm" svg:height="1cm" svg:x="12.3cm" svg:y="3.9cm">
          <text:p text:style-name="P5"><text:span text:style-name="T2">En</text:span><text:span text:style-name="T2">co</text:span><text:span text:style-name="T2">m</text:span><text:span text:style-name="T2">en</text:span><text:span text:style-name="T2">d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2cm" svg:height="1cm" svg:x="9.9cm" svg:y="3.9cm">
          <text:p text:style-name="P3"><text:span text:style-name="T2">Solici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9.5cm" svg:y1="4.4cm" svg:x2="9.9cm" svg:y2="4.4cm" draw:start-shape="id1" draw:start-glue-point="1" draw:end-shape="id2" draw:end-glue-point="5" svg:d="M9500 4400h400" svg:viewBox="0 0 401 1">
          <text:p/>
        </draw:connector>
        <draw:connector draw:style-name="gr5" draw:text-style-name="P3" draw:layer="layout" svg:x1="11.9cm" svg:y1="4.4cm" svg:x2="12.3cm" svg:y2="4.4cm" draw:start-shape="id2" draw:start-glue-point="7" draw:end-shape="id3" draw:end-glue-point="3" svg:d="M11900 4400h400" svg:viewBox="0 0 401 1">
          <text:p/>
        </draw:connector>
        <draw:connector draw:style-name="gr6" draw:text-style-name="P6" draw:layer="layout" svg:x1="8.2cm" svg:y1="3.9cm" svg:x2="9cm" svg:y2="2.75cm" draw:start-shape="id1" draw:start-glue-point="0" draw:end-shape="id4" draw:end-glue-point="3" svg:d="M8200 3900v-1150h800" svg:viewBox="0 0 801 1151">
          <text:p/>
        </draw:connector>
        <draw:connector draw:style-name="gr7" draw:text-style-name="P6" draw:layer="layout" svg:x1="13cm" svg:y1="2.75cm" svg:x2="13.6cm" svg:y2="3.9cm" draw:start-shape="id4" draw:start-glue-point="1" draw:end-shape="id3" svg:d="M13000 2750h600v1150" svg:viewBox="0 0 601 1151">
          <text:p/>
        </draw:connector>
        <draw:custom-shape draw:style-name="gr8" draw:text-style-name="P2" xml:id="id5" draw:id="id5" draw:layer="layout" svg:width="0.4cm" svg:height="0.2cm" svg:x="11.8cm" svg:y="4cm">
          <text:p text:style-name="P1"><text:span text:style-name="T1">1,N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1cm" svg:y1="3cm" svg:x2="12cm" svg:y2="4cm" draw:start-shape="id4" draw:start-glue-point="2" draw:end-shape="id5" draw:end-glue-point="0" svg:d="M11000 3000v500h1000v500" svg:viewBox="0 0 1001 1001">
          <text:p/>
        </draw:connector>
        <draw:custom-shape draw:style-name="gr1" draw:text-style-name="P2" xml:id="id6" draw:id="id6" draw:layer="layout" svg:width="4cm" svg:height="0.5cm" svg:x="9cm" svg:y="5.7cm">
          <text:p text:style-name="P1"><text:span text:style-name="T1">1 Encomenda é solicitada por 1 Cliente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3.6cm" svg:y1="4.9cm" svg:x2="13cm" svg:y2="5.95cm" draw:start-shape="id3" draw:start-glue-point="2" draw:end-shape="id6" draw:end-glue-point="1" svg:d="M13600 4900v1050h-600" svg:viewBox="0 0 601 1051">
          <text:p/>
        </draw:connector>
        <draw:connector draw:style-name="gr7" draw:text-style-name="P6" draw:layer="layout" svg:x1="9cm" svg:y1="5.95cm" svg:x2="8.2cm" svg:y2="4.9cm" draw:start-shape="id6" draw:start-glue-point="3" draw:end-shape="id1" svg:d="M9000 5950h-800v-1050" svg:viewBox="0 0 801 1051">
          <text:p/>
        </draw:connector>
        <draw:custom-shape draw:style-name="gr8" draw:text-style-name="P2" xml:id="id7" draw:id="id7" draw:layer="layout" svg:width="0.4cm" svg:height="0.2cm" svg:x="9.6cm" svg:y="4.6cm">
          <text:p text:style-name="P1"><text:span text:style-name="T1">1,1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1cm" svg:y1="5.7cm" svg:x2="9.8cm" svg:y2="4.8cm" draw:start-shape="id6" draw:start-glue-point="0" draw:end-shape="id7" draw:end-glue-point="2" svg:d="M11000 5700v-450h-1200v-450" svg:viewBox="0 0 1201 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F_20_Many_20_One" draw:display-name="CF Many One" svg:viewBox="0 -3200 3000 3200" svg:d="M1500 0h1500v-200h-3000v200zM1500-200l1500-2789v-211h-114l-1286 2392v-2392h-200v2392l-1286-2392h-114v211z"/>
    <draw:marker draw:name="CF_20_Only_20_One" draw:display-name="CF Only One" svg:viewBox="-19 -40 38 40" svg:d="M0 0h1v-40h-2v40zM1 0h-20v-2h20zM-1 0h20v-2h-20zM1-18h-20v-2h20zM-1-18h20v-2h-20z"/>
    <draw:marker draw:name="CF_20_Zero_20_One" draw:display-name="CF Zero One" svg:viewBox="-1600 -4300 3200 5801" svg:d="M-1500 0c0-276 63-511 201-749 138-240 310-411 549-550 239-138 474-201 750-201s511 63 750 201c239 139 411 310 549 549 138 240 201 474 201 750 0 277-63 511-201 750-138 240-310 411-549 550-239 138-474 201-750 201s-511-63-750-201c-239-139-411-310-549-549s-201-474-201-750zM-1350 0c0-248 57-459 181-674 124-216 279-370 494-495 215-124 426-181 675-181s460 57 675 181c215 125 370 279 494 494 124 216 181 427 181 675 0 249-57 460-181 675-124 216-279 370-494 495-215 124-426 181-675 181s-460-57-675-181c-215-125-370-279-494-494-124-216-181-427-181-675zM0-1500h100v-2800h-200v2800zM100-2900v100h1500v-200h-1500zM-100-2900v100h-1500v-200h1500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09:21:07.818129854</meta:creation-date>
    <dc:date>2020-03-09T09:35:31.072243968</dc:date>
    <meta:editing-duration>PT4M2S</meta:editing-duration>
    <meta:editing-cycles>1</meta:editing-cycles>
    <meta:document-statistic meta:object-count="15"/>
    <meta:generator>LibreOffice/6.0.7.3$Linux_X86_64 LibreOffice_project/00m0$Build-3</meta:generator>
  </office:meta>
</office:document-meta>
</file>